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oursework Details</text:span></text:p>
      <text:p text:style-name="P1"><text:span text:style-name="T1">Each week you will attempt to learn how to program something in Unity and write up a short tutorial explaining how to do it. Keep a journal of the problems you encounter and how you solve them.</text:span></text:p>
      <text:p text:style-name="P2"/>
      <text:p text:style-name="P1"><text:span text:style-name="T1">1 - Character control (Movement, Jumping, and Camera)</text:span></text:p>
      <text:p text:style-name="P1"><text:span text:style-name="T1">Create 2 Empties called "CameraHolder" and "Player" respectively</text:span></text:p>
      <text:p text:style-name="P1"><text:span text:style-name="T1">Add the rigidbody component to Player.</text:span></text:p>
      <text:p text:style-name="P1"><text:span text:style-name="T1">Move Main Camera to the inside of CameraHolder.</text:span></text:p>
      <text:p text:style-name="P1"><text:span text:style-name="T1">Insert 2 empty objects called "Orientation" and "CameraPos" into the Player.</text:span></text:p>
      <text:p text:style-name="P1"><text:span text:style-name="T1">Insert Capsule into Player and name it PlayerObj, this handles the collisions.</text:span></text:p>
      <text:p text:style-name="P1"><text:span text:style-name="T1">Create script called CameraScript.</text:span></text:p>
      <text:p text:style-name="P1"><text:span text:style-name="T1">Create 2 floats called sensX and sensY, a public transform called orientation and 2 more floats called xRotation and yRotation.</text:span></text:p>
      <text:p text:style-name="P1"><text:span text:style-name="T1">Lock the cursor and make it invisible inside of the void Start() function that runs when the game starts.</text:span></text:p>
      <text:p text:style-name="P1"><text:span text:style-name="T1">Under void Update assign 2 values to mouseX and Y using Input.GetAxisRaw("Mouse X/Y") * Time.deltaTime * sensX/sensY for 2 lines to make sure both are set.</text:span></text:p>
      <text:p text:style-name="P1"><text:span text:style-name="T1">Add mouseX to yRotation and subtract mouseY from xRotation.</text:span></text:p>
      <text:p text:style-name="P1"><text:span text:style-name="T1">Use Mathf.Clamp to limit xRotation between -90 and 90.</text:span></text:p>
      <text:p text:style-name="P1"><text:span text:style-name="T1">Set transform.rotation to Quaternion.Euler(xRotation,yRotation,0f) and set orientation.rotation to Quaternion.Euler(0,yRotation,0).</text:span></text:p>
      <text:p text:style-name="P1"><text:span text:style-name="T1">Save script, give it to the camera object and plug the Orientation object inside of Player into the orientation field in the camera. Set both SensX and SensY between 400 and 1000.</text:span></text:p>
      <text:p text:style-name="P1"><text:span text:style-name="T1">Create a new script called MoveCamera and assign a public Transform called cameraPosition to it.</text:span></text:p>
      <text:p text:style-name="P1"><text:span text:style-name="T1">In void update do transform.position = cameraPosition.position.</text:span></text:p>
      <text:p text:style-name="P1"><text:span text:style-name="T1">Save and assign to the empty object that parents the camera.</text:span></text:p>
      <text:p text:style-name="P1"><text:span text:style-name="T1">Set the Camera Position field to the CameraPos empty object inside of Player.</text:span></text:p>
      <text:p text:style-name="P1"><text:span text:style-name="T1">Move the CameraPos slightly up to be roughly head level.</text:span></text:p>
      <text:p text:style-name="P1"><text:span text:style-name="T1">Create new script called CharacterScript.</text:span></text:p>
      <text:p text:style-name="P1"><text:span text:style-name="T1">Create public variables for Speed, groundDrag, playerHeight, grounded, jumpForce, airMultiplier, readyToJump, Orientation, HorizontalInput, VerticalInput, MoveDirection and "rb" for the Rigidbody that is a component of the Player.</text:span></text:p>
      <text:p text:style-name="P1"><text:span text:style-name="T1">Add a public LayerMask called whatIsGround and create a new Layer with the same name and apply it to the floor of the scene. If there is no floor just create a cube 3d object and resize it.</text:span></text:p>
      <text:p text:style-name="P1"><text:soft-page-break/><text:span text:style-name="T1">Add 2 KeyCode variables jumpkey and sprintkey. To assign them do KeyCode.KEY and replace Key with the keyboard key for it. jumpKey is Space and sprintKey is LeftShift.</text:span></text:p>
      <text:p text:style-name="P1"><text:span text:style-name="T1">In void start set rb to the Rigidbody inside of the player doing rb = GetComponent&lt;Rigidbody&gt;() and do rb.freezeRotation = true to prevent the player falling over.</text:span></text:p>
      <text:p text:style-name="P1"><text:span text:style-name="T1">Create 2 functions called ResetJump and Jump. Inside of ResetJump set readyToJump to true.</text:span></text:p>
      <text:p text:style-name="P1"><text:span text:style-name="T1">Inside of Jump do rb.AddForce(transform.up * jumpForce, ForceMode.Impulse)</text:span></text:p>
      <text:p text:style-name="P1"><text:span text:style-name="T1">Create a new function called MyInput.</text:span></text:p>
      <text:p text:style-name="P1"><text:span text:style-name="T1">Assign HorizontalInput and VerticalInput to their respective GetAxisRaw's.</text:span></text:p>
      <text:p text:style-name="P1"><text:span text:style-name="T1">Add an if statement that if Input.GetKey(jumpkey) &amp;&amp; readyToJump &amp;&amp; grounded and set readyToJump to false inside and then call the Jump function.</text:span></text:p>
      <text:p text:style-name="P1"><text:span text:style-name="T1">On the line below that add Invoke(nameof(ResetJump), 0.25f) to add a 0.25s cooldown to jumping.</text:span></text:p>
      <text:p text:style-name="P1"><text:span text:style-name="T1">Outside of that if statement create another one to check if Input.GetKey(sprintKey). If it is then set Speed to 7 otherwise set it to 5. Those 2 numbers are interchangeable.</text:span></text:p>
      <text:p text:style-name="P1"><text:span text:style-name="T1">Create ANOTHER function called SpeedControl where inside of it, get the horizontal velocity by doing new Vector3(rb.velocity.x, 0f, rb.velocity.z).</text:span></text:p>
      <text:p text:style-name="P1"><text:span text:style-name="T1">Check if the magnitude of the horizontal velocity is higher than the current speed of the player.</text:span></text:p>
      <text:p text:style-name="P1"><text:span text:style-name="T1">If it is then do Vector3 limitedVel = HorizontalVelocity.normalized * Speed and below it, set the velocity of rb to limitedVel.x, rb.velocity.y, limitedVel.z.</text:span></text:p>
      <text:p text:style-name="P1"><text:span text:style-name="T1">Add a new function called MovePlayer.</text:span></text:p>
      <text:p text:style-name="P1"><text:span text:style-name="T1">Set the MoveDirection to Orientation.forward * verticalInput + Orientation.right * HorizontalInput. This creates the direction that the player is wanting to move relative to the camera.</text:span></text:p>
      <text:p text:style-name="P1"><text:span text:style-name="T1">Add an if statement to check if grounded is true. If it is then inside of it do b.AddForce(MoveDirection * Speed * 10f, ForceMode.Force).</text:span></text:p>
      <text:p text:style-name="P1"><text:span text:style-name="T1">If it is not true then do rb.AddForce(MoveDirection * Speed * 10f * airMultiplier, ForceMode.Force).</text:span></text:p>
      <text:p text:style-name="P1"><text:span text:style-name="T1">Create another function called void FixedUpdate and call MovePlayer inside of that.</text:span></text:p>
      <text:p text:style-name="P1"><text:span text:style-name="T1">Finally save the script and assign it to the Player object with the rigidbody component</text:span></text:p>
      <text:p text:style-name="P1"><text:span text:style-name="T1">Set PlayerHeight to 2 and WhatIsGround to the layer made before. Set air multiplier to 0.5 and ground drag to 5. Move the orientation object into the field and JumpForce/Speed are your own choo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Justin Brigg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4" meta:word-count="698" meta:character-count="4483" meta:non-whitespace-character-count="3829"/>
    <meta:generator>LibreOfficeDev/6.0.5.2$Linux_X86_64 LibreOffice_project/</meta:generator>
  </office:meta>
</office:document-meta>
</file>